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99c052" officeooo:paragraph-rsid="0099c052" style:font-size-asian="13.1000003814697pt" style:font-weight-asian="normal" style:font-size-complex="15pt" style:font-weight-complex="normal"/>
    </style:style>
    <style:style style:name="T1" style:family="text">
      <style:text-properties officeooo:rsid="008ba042"/>
    </style:style>
    <style:style style:name="T2" style:family="text">
      <style:text-properties officeooo:rsid="008f19a3"/>
    </style:style>
    <style:style style:name="T3" style:family="text">
      <style:text-properties officeooo:rsid="00920993"/>
    </style:style>
    <style:style style:name="T4" style:family="text">
      <style:text-properties officeooo:rsid="0097cf67"/>
    </style:style>
    <style:style style:name="T5" style:family="text">
      <style:text-properties officeooo:rsid="009a2b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xml</text:span> Learning</text:p>
      <text:p text:style-name="P1"/>
      <text:list xml:id="list3086326375" text:style-name="L1">
        <text:list-item>
          <text:p text:style-name="P2">every xml document must have a root tag. <text:span text:style-name="T5">All other tags are enclosed in the root tag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30T16:14:28.695563436</dc:date>
    <meta:editing-duration>PT7H58M52S</meta:editing-duration>
    <meta:editing-cycles>11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1" meta:character-count="98" meta:non-whitespace-character-count="81"/>
  </office:meta>
</office:document-meta>
</file>